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05cm" fo:min-width="3.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05cm" fo:min-width="3.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55cm" fo:min-width="4.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55cm" fo:min-width="3.1cm"/>
      <style:paragraph-properties style:writing-mode="lr-tb"/>
    </style:style>
    <style:style style:name="gr5" style:family="graphic" style:parent-style-name="objectwithoutfill">
      <style:graphic-properties draw:marker-start="CF_20_Many" draw:marker-start-width="0.6cm" draw:fill="solid" draw:textarea-vertical-align="middle"/>
    </style:style>
    <style:style style:name="gr6" style:family="graphic" style:parent-style-name="objectwithoutfill">
      <style:graphic-properties draw:marker-start="CF_20_Many" draw:marker-start-width="0.7cm" draw:fill="solid" draw:textarea-vertical-align="middle"/>
    </style:style>
    <style:style style:name="gr7" style:family="graphic" style:parent-style-name="objectwithoutfill">
      <style:graphic-properties draw:marker-start="CF_20_Many" draw:marker-start-width="0.8cm" draw:fill="solid" draw:textarea-vertical-align="middle"/>
    </style:style>
    <style:style style:name="P1" style:family="paragraph">
      <style:paragraph-properties fo:text-align="center"/>
      <style:text-properties fo:text-shadow="1pt 1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cm" svg:height="9.3cm" svg:x="18.8cm" svg:y="10.2cm">
          <text:p text:style-name="P1">Disks</text:p>
          <text:p text:style-name="P1">Active</text:p>
          <text:p text:style-name="P1">Disk_ID</text:p>
          <text:p text:style-name="P1">Asset_Ref</text:p>
          <text:p text:style-name="P1">Description</text:p>
          <text:p text:style-name="P1">Checksum</text:p>
          <text:p text:style-name="P1">Location_ID</text:p>
          <text:p text:style-name="P1">Group_ID</text:p>
          <text:p text:style-name="P1">Part Number</text:p>
          <text:p text:style-name="P1">Serial Number</text:p>
          <text:p text:style-name="P1">Field 1</text:p>
          <text:p text:style-name="P1">Field 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cm" svg:height="3.3cm" svg:x="11.9cm" svg:y="6.5cm">
          <text:p text:style-name="P2">Persons</text:p>
          <text:p text:style-name="P2">Name</text:p>
          <text:p text:style-name="P2">Person_ID</text:p>
          <text:p text:style-name="P2">Activ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4cm" svg:height="4.8cm" svg:x="29.8cm" svg:y="10.4cm">
          <text:p text:style-name="P2">Location</text:p>
          <text:p text:style-name="P3">Location_ID</text:p>
          <text:p text:style-name="P2">Name</text:p>
          <text:p text:style-name="P2">Master Location</text:p>
          <text:p text:style-name="P2">Has Sub Location</text:p>
          <text:p text:style-name="P2">Activ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4cm" svg:height="4.8cm" svg:x="30.1cm" svg:y="18.5cm">
          <text:p text:style-name="P2">Groups</text:p>
          <text:p text:style-name="P3">Group_ID</text:p>
          <text:p text:style-name="P2">Name</text:p>
          <text:p text:style-name="P2">Master Group</text:p>
          <text:p text:style-name="P2">Has Sub Group</text:p>
          <text:p text:style-name="P2">Activ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6cm" svg:height="4.8cm" svg:x="6.1cm" svg:y="9.7cm">
          <text:p text:style-name="P2">Aborrow</text:p>
          <text:p text:style-name="P2">Person_ID</text:p>
          <text:p text:style-name="P2">Disk_ID</text:p>
          <text:p text:style-name="P2">Taken</text:p>
          <text:p text:style-name="P2">Returned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3.4cm" svg:y1="16.2cm" svg:x2="30.3cm" svg:y2="19.7cm">
          <text:p/>
        </draw:line>
        <draw:line draw:style-name="gr6" draw:text-style-name="P4" draw:layer="layout" svg:x1="23.2cm" svg:y1="15.1cm" svg:x2="29.7cm" svg:y2="11.5cm">
          <text:p/>
        </draw:line>
        <draw:line draw:style-name="gr7" draw:text-style-name="P4" draw:layer="layout" svg:x1="9.6cm" svg:y1="12.1cm" svg:x2="18.7cm" svg:y2="12.5cm">
          <text:p/>
        </draw:line>
        <draw:line draw:style-name="gr6" draw:text-style-name="P4" draw:layer="layout" svg:x1="9.9cm" svg:y1="11.1cm" svg:x2="12.2cm" svg:y2="8.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F_20_Many" draw:display-name="CF Many" svg:viewBox="0 -3000 3000 3000" svg:d="M1500 0l1500-2789v-211h-114l-1286 2392v-2392h-200v2392l-1286-2392h-114v21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22:04:00.641532980</meta:creation-date>
    <dc:date>2020-11-24T00:01:40.753582497</dc:date>
    <meta:editing-duration>PT13M25S</meta:editing-duration>
    <meta:editing-cycles>1</meta:editing-cycles>
    <meta:document-statistic meta:object-count="9"/>
    <meta:generator>LibreOffice/6.4.4.2$Linux_X86_64 LibreOffice_project/40$Build-2</meta:generator>
  </office:meta>
</office:document-meta>
</file>